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700000052E46221BE.png" manifest:media-type="image/png"/>
  <manifest:file-entry manifest:full-path="Pictures/10004877000016390000087A3408FD86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draw:textarea-vertical-align="top" fo:min-height="3.003cm" loext:decorative="false"/>
      <style:paragraph-properties style:writing-mode="lr-tb"/>
    </style:style>
    <style:style style:name="pr2" style:family="presentation" style:parent-style-name="Default-subtitle">
      <style:graphic-properties draw:stroke="solid" svg:stroke-color="#000000" draw:fill-color="#ffffff" draw:textarea-vertical-align="top" fo:min-height="4.815cm" loext:decorative="false"/>
      <style:paragraph-properties style:writing-mode="lr-tb"/>
    </style:style>
    <style:style style:name="pr3" style:family="presentation" style:parent-style-name="Default-subtitle">
      <style:graphic-properties draw:stroke="solid" svg:stroke-color="#000000" draw:fill-color="#ffffff" draw:textarea-vertical-align="top" fo:min-height="6.315cm" loext:decorative="false"/>
      <style:paragraph-properties style:writing-mode="lr-tb"/>
    </style:style>
    <style:style style:name="pr4" style:family="presentation" style:parent-style-name="Default-subtitle">
      <style:graphic-properties draw:stroke="solid" svg:stroke-color="#000000" draw:fill-color="#ffffff" draw:textarea-vertical-align="top" fo:min-height="8.5cm" loext:decorative="false"/>
      <style:paragraph-properties style:writing-mode="lr-tb"/>
    </style:style>
    <style:style style:name="pr5" style:family="presentation" style:parent-style-name="Default-subtitle">
      <style:graphic-properties draw:stroke="solid" svg:stroke-color="#000000" draw:fill-color="#ffffff" draw:textarea-vertical-align="top" fo:min-height="2.5cm" loext:decorative="false"/>
      <style:paragraph-properties style:writing-mode="lr-tb"/>
    </style:style>
    <style:style style:name="pr6" style:family="presentation" style:parent-style-name="Default-subtitle">
      <style:graphic-properties draw:stroke="solid" svg:stroke-color="#000000" draw:fill-color="#ffffff" draw:textarea-vertical-align="top" fo:min-height="8.815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003cm" svg:x="0.301cm" svg:y="0.5cm" presentation:class="title" presentation:user-transformed="true">
          <draw:text-box>
            <text:p text:style-name="P1"><text:span text:style-name="T1">Interactive Map of SETU Carlow</text:span><text:line-break/><text:span text:style-name="T2">Gábor Major – C00271548</text:span></text:p>
          </draw:text-box>
        </draw:frame>
        <draw:frame presentation:style-name="pr2" draw:text-style-name="P2" draw:layer="layout" svg:width="6.199cm" svg:height="4.815cm" svg:x="0.301cm" svg:y="3.185cm" presentation:class="subtitle" presentation:user-transformed="true">
          <draw:text-box>
            <text:p text:style-name="P1"><text:span text:style-name="T3">Abstract</text:span></text:p>
            <text:p text:style-name="P1"><text:span text:style-name="T4">Text</text:span></text:p>
          </draw:text-box>
        </draw:frame>
        <draw:frame draw:style-name="gr1" draw:text-style-name="P3" draw:layer="layout" svg:width="5.688cm" svg:height="2.169cm" svg:x="22cm" svg:y="0.5cm">
          <draw:image xlink:href="Pictures/10004877000016390000087A3408FD86.svg" xlink:type="simple" xlink:show="embed" xlink:actuate="onLoad" draw:mime-type="image/svg+xml">
            <text:p/>
          </draw:image>
          <draw:image xlink:href="Pictures/10000001000000D700000052E46221BE.png" xlink:type="simple" xlink:show="embed" xlink:actuate="onLoad" draw:mime-type="image/png"/>
        </draw:frame>
        <draw:frame presentation:style-name="pr3" draw:text-style-name="P2" draw:layer="layout" svg:width="6.1cm" svg:height="6.315cm" svg:x="0.4cm" svg:y="8.685cm">
          <draw:text-box>
            <text:p text:style-name="P1"><text:span text:style-name="T3">Introduction</text:span></text:p>
            <text:p text:style-name="P1"><text:span text:style-name="T4">Text</text:span></text:p>
          </draw:text-box>
        </draw:frame>
        <draw:frame presentation:style-name="pr4" draw:text-style-name="P2" draw:layer="layout" svg:width="6.6cm" svg:height="8.5cm" svg:x="21cm" svg:y="3.5cm">
          <draw:text-box>
            <text:p text:style-name="P1"><text:span text:style-name="T3">Summary</text:span></text:p>
            <text:p text:style-name="P1"><text:span text:style-name="T4">Text</text:span></text:p>
          </draw:text-box>
        </draw:frame>
        <draw:frame presentation:style-name="pr5" draw:text-style-name="P2" draw:layer="layout" svg:width="6.5cm" svg:height="2.5cm" svg:x="21cm" svg:y="12.5cm">
          <draw:text-box>
            <text:p text:style-name="P1"><text:span text:style-name="T3">Bibliography</text:span></text:p>
            <text:p text:style-name="P1"><text:span text:style-name="T4">Text</text:span></text:p>
          </draw:text-box>
        </draw:frame>
        <draw:frame presentation:style-name="pr6" draw:text-style-name="P2" draw:layer="layout" svg:width="13.6cm" svg:height="8.815cm" svg:x="6.9cm" svg:y="3.185cm">
          <draw:text-box>
            <text:p text:style-name="P1"><text:span text:style-name="T3">Technologies</text:span></text:p>
            <text:p text:style-name="P1"><text:span text:style-name="T4">Text</text:span></text:p>
          </draw:text-box>
        </draw:frame>
        <draw:frame presentation:style-name="pr5" draw:text-style-name="P2" draw:layer="layout" svg:width="13.5cm" svg:height="2.5cm" svg:x="7cm" svg:y="12.5cm">
          <draw:text-box>
            <text:p text:style-name="P1"><text:span text:style-name="T3">Appendix</text:span></text:p>
            <text:p text:style-name="P1"><text:span text:style-name="T4">Tex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8:33:11.623389554</meta:creation-date>
    <dc:date>2024-10-02T22:41:19.903398790</dc:date>
    <meta:editing-duration>PT18M53S</meta:editing-duration>
    <meta:editing-cycles>6</meta:editing-cycles>
    <meta:generator>LibreOffice/24.8.2.1$Linux_X86_64 LibreOffice_project/0f794b6e29741098670a3b95d60478a65d05ef13</meta:generator>
    <meta:document-statistic meta:object-count="31"/>
  </office:meta>
</office:document-meta>
</file>